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Light" svg:font-family="'Cantarell Light'" style:font-pitch="variable"/>
    <style:font-face style:name="Cantarell Thin" svg:font-family="'Cantarell Thin'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4S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transition-type="automatic" presentation:transition-speed="fast" presentation:duration="PT1.300000000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2.299999999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8" style:family="drawing-page">
      <style:drawing-page-properties presentation:transition-type="automatic" presentation:transition-speed="fast" presentation:duration="PT1.700000000S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transition-type="automatic" presentation:transition-speed="fast" presentation:duration="PT0.800000000S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10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11" style:family="drawing-page">
      <style:drawing-page-properties presentation:transition-type="automatic" presentation:transition-speed="fast" presentation:duration="PT4S"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874cm" fo:min-width="4.084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8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9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10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11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12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13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1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15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16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17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18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19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20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21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22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23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2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25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26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27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28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29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0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31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2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3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4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35" style:family="presentation" style:parent-style-name="Lights1-title" style:list-style-name="L2">
      <style:graphic-properties draw:fill="none" draw:fill-color="#729fcf" draw:opacity="100%" fo:min-height="10.161cm" draw:shadow-opacity="100%"/>
    </style:style>
    <style:style style:name="pr36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7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38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39" style:family="presentation" style:parent-style-name="Lights1-title" style:list-style-name="L2">
      <style:graphic-properties draw:fill="none" draw:fill-color="#729fcf" draw:opacity="100%" fo:min-height="10.161cm" draw:shadow-opacity="100%"/>
    </style:style>
    <style:style style:name="pr40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41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42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43" style:family="presentation" style:parent-style-name="Lights1-title" style:list-style-name="L2">
      <style:graphic-properties draw:fill="none" draw:fill-color="#729fcf" draw:opacity="100%" fo:min-height="10.161cm" draw:shadow-opacity="100%"/>
    </style:style>
    <style:style style:name="pr4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45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46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47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48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49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0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51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2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3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5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5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56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7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58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59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60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1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2" style:family="presentation" style:parent-style-name="Lights1-title" style:list-style-name="L2">
      <style:graphic-properties draw:fill="none" draw:fill-color="#729fcf" draw:opacity="100%" fo:min-height="7.451cm" draw:shadow-opacity="100%"/>
    </style:style>
    <style:style style:name="pr63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4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5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6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67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68" style:family="presentation" style:parent-style-name="Lights1-title" style:list-style-name="L2">
      <style:graphic-properties draw:fill="none" draw:fill-color="#729fcf" draw:opacity="100%" fo:min-height="10.161cm" draw:shadow-opacity="100%"/>
    </style:style>
    <style:style style:name="pr69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70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71" style:family="presentation" style:parent-style-name="Lights1-title" style:list-style-name="L2">
      <style:graphic-properties draw:fill="none" draw:fill-color="#729fcf" draw:opacity="100%" fo:min-height="5.081cm" draw:shadow-opacity="100%"/>
    </style:style>
    <style:style style:name="pr72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73" style:family="presentation" style:parent-style-name="Lights1-title" style:list-style-name="L2">
      <style:graphic-properties draw:fill="none" draw:fill-color="#729fcf" draw:opacity="100%" fo:min-height="8.382cm" draw:shadow-opacity="100%"/>
    </style:style>
    <style:style style:name="pr74" style:family="presentation" style:parent-style-name="Lights1-title" style:list-style-name="L2">
      <style:graphic-properties draw:fill="none" draw:fill-color="#729fcf" draw:opacity="100%" fo:min-height="16.24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tarell Light"/>
    </style:style>
    <style:style style:name="P3" style:family="paragraph">
      <loext:graphic-properties draw:fill-color="#ffffff"/>
      <style:text-properties style:font-name="Cantarell Light" fo:font-size="28pt" fo:font-style="italic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729fcf" draw:opacity="100%"/>
      <style:paragraph-properties fo:text-align="start"/>
      <style:text-properties fo:color="#ffffff" style:font-name="Cantarell Thin" fo:font-size="120pt" style:letter-kerning="true" style:font-size-asian="120pt" style:font-size-complex="120pt"/>
    </style:style>
    <style:style style:name="P7" style:family="paragraph">
      <loext:graphic-properties draw:fill="none" draw:fill-color="#729fcf" draw:opacity="100%"/>
      <style:paragraph-properties fo:text-align="start"/>
      <style:text-properties fo:color="#ffffff" style:font-name="Cantarell Thin" fo:font-size="88pt" style:letter-kerning="true" style:font-size-asian="88pt" style:font-size-complex="8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729fcf" draw:opacity="100%"/>
      <style:paragraph-properties fo:text-align="start"/>
      <style:text-properties fo:color="#ed4c05" style:font-name="Cantarell Thin" fo:font-size="120pt" style:letter-kerning="true" style:font-size-asian="120pt" style:font-size-complex="120pt"/>
    </style:style>
    <style:style style:name="T1" style:family="text">
      <style:text-properties style:font-name="Cantarell Light"/>
    </style:style>
    <style:style style:name="T2" style:family="text">
      <style:text-properties style:font-name="Cantarell Light" fo:font-size="20pt" fo:font-style="italic" style:font-size-asian="20pt" style:font-size-complex="20pt"/>
    </style:style>
    <style:style style:name="T3" style:family="text">
      <style:text-properties style:font-name="Cantarell Light" fo:font-size="28pt" fo:font-style="italic"/>
    </style:style>
    <style:style style:name="T4" style:family="text">
      <style:text-properties fo:color="#ffffff" style:font-name="Cantarell Thin" fo:font-size="120pt" style:letter-kerning="true" style:font-size-asian="120pt" style:font-size-complex="120pt"/>
    </style:style>
    <style:style style:name="T5" style:family="text">
      <style:text-properties fo:color="#999999" style:font-name="Cantarell Thin" fo:font-size="88pt" style:letter-kerning="true" style:font-size-asian="88pt" style:font-size-complex="88pt"/>
    </style:style>
    <style:style style:name="T6" style:family="text">
      <style:text-properties fo:color="#ffffff" style:font-name="Cantarell Thin" fo:font-size="88pt" style:letter-kerning="true" style:font-size-asian="88pt" style:font-size-complex="88pt"/>
    </style:style>
    <style:style style:name="T7" style:family="text">
      <style:text-properties fo:color="#ed4c05" style:font-name="Cantarell Thin" fo:font-size="120pt" style:letter-kerning="true" style:font-size-asian="120pt" style:font-size-complex="120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Cantarell Thin" fo:font-size="88pt" fo:font-style="normal" fo:text-shadow="none" style:text-underline-style="none" fo:font-weight="normal" style:letter-kerning="true" style:font-size-asian="88pt" style:font-size-complex="88pt" style:text-emphasize="none" style:font-relief="none" style:text-overline-style="none" style:text-overline-color="font-color"/>
    </style:style>
    <style:style style:name="T9" style:family="text">
      <style:text-properties fo:color="#999999" style:font-name="Cantarell Thin" fo:font-size="40pt" style:letter-kerning="tru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<text:span text:style-name="T1">Sinfonía funcional</text:span></text:p>
          </draw:text-box>
        </draw:frame>
        <draw:frame presentation:style-name="pr2" draw:text-style-name="P3" draw:layer="layout" svg:width="25.199cm" svg:height="7.492cm" svg:x="1.4cm" svg:y="13.208cm" presentation:class="subtitle" presentation:user-transformed="true">
          <draw:text-box>
            <text:p><text:span text:style-name="T2">una version simple de</text:span></text:p>
            <text:p><text:span text:style-name="T3"/></text:p>
            <text:p><text:span text:style-name="T3">Orchestral Suite No. 3 in D major, BWV 10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xml:id="id1" draw:id="id1">
        <office:forms form:automatic-focus="false" form:apply-design-mode="false"/>
        <draw:frame presentation:style-name="pr4" draw:text-style-name="P6" draw:layer="layout" svg:width="6.35cm" svg:height="8.382cm" svg:x="14.986cm" svg:y="6.096cm" presentation:class="title" presentation:user-transformed="true">
          <draw:text-box>
            <text:list text:style-name="L2">
              <text:list-header>
                <text:p text:style-name="P5"><text:span text:style-name="T4">3</text:span></text:p>
              </text:list-header>
            </text:list>
          </draw:text-box>
        </draw:frame>
        <draw:frame presentation:style-name="pr5" draw:text-style-name="P7" draw:layer="layout" svg:width="12.446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6</text:span></text:p>
              </text:list-header>
            </text:list>
          </draw:text-box>
        </draw:frame>
        <draw:custom-shape draw:style-name="gr2" draw:text-style-name="P1" draw:layer="layout" svg:width="5.08cm" svg:height="7.62cm" svg:x="17.018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ights1" presentation:presentation-page-layout-name="AL2T1">
        <office:forms form:automatic-focus="false" form:apply-design-mode="false"/>
        <draw:frame presentation:style-name="pr7" draw:text-style-name="P6" draw:layer="layout" svg:width="6.35cm" svg:height="8.382cm" svg:x="14.732cm" svg:y="6.096cm" presentation:class="title" presentation:user-transformed="true">
          <draw:text-box>
            <text:list text:style-name="L2">
              <text:list-header>
                <text:p text:style-name="P5"><text:span text:style-name="T4">6</text:span></text:p>
              </text:list-header>
            </text:list>
          </draw:text-box>
        </draw:frame>
        <draw:frame presentation:style-name="pr8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4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Lights1" presentation:presentation-page-layout-name="AL2T1">
        <office:forms form:automatic-focus="false" form:apply-design-mode="false"/>
        <draw:frame presentation:style-name="pr9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2</text:span></text:p>
              </text:list-header>
            </text:list>
          </draw:text-box>
        </draw:frame>
        <draw:frame presentation:style-name="pr10" draw:text-style-name="P6" draw:layer="layout" svg:width="6.35cm" svg:height="8.382cm" svg:x="14.732cm" svg:y="6.096cm" presentation:class="title" presentation:user-transformed="true">
          <draw:text-box>
            <text:list text:style-name="L2">
              <text:list-header>
                <text:p text:style-name="P5"><text:span text:style-name="T4">4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Lights1" presentation:presentation-page-layout-name="AL2T1">
        <office:forms form:automatic-focus="false" form:apply-design-mode="false"/>
        <draw:frame presentation:style-name="pr11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</text:span></text:p>
              </text:list-header>
            </text:list>
          </draw:text-box>
        </draw:frame>
        <draw:frame presentation:style-name="pr12" draw:text-style-name="P6" draw:layer="layout" svg:width="6.35cm" svg:height="8.382cm" svg:x="15.14cm" svg:y="6.096cm" presentation:class="title" presentation:user-transformed="true">
          <draw:text-box>
            <text:list text:style-name="L2">
              <text:list-header>
                <text:p text:style-name="P5"><text:span text:style-name="T4">2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Lights1" presentation:presentation-page-layout-name="AL2T1">
        <office:forms form:automatic-focus="false" form:apply-design-mode="false"/>
        <draw:frame presentation:style-name="pr13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9</text:span></text:p>
              </text:list-header>
            </text:list>
          </draw:text-box>
        </draw:frame>
        <draw:frame presentation:style-name="pr14" draw:text-style-name="P6" draw:layer="layout" svg:width="6.35cm" svg:height="8.382cm" svg:x="15.24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Lights1" presentation:presentation-page-layout-name="AL2T1">
        <office:forms form:automatic-focus="false" form:apply-design-mode="false"/>
        <draw:frame presentation:style-name="pr15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</text:span></text:p>
              </text:list-header>
            </text:list>
          </draw:text-box>
        </draw:frame>
        <draw:frame presentation:style-name="pr16" draw:text-style-name="P6" draw:layer="layout" svg:width="6.35cm" svg:height="8.382cm" svg:x="14.886cm" svg:y="6.096cm" presentation:class="title" presentation:user-transformed="true">
          <draw:text-box>
            <text:list text:style-name="L2">
              <text:list-header>
                <text:p text:style-name="P5"><text:span text:style-name="T4">9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Lights1" presentation:presentation-page-layout-name="AL2T1">
        <office:forms form:automatic-focus="false" form:apply-design-mode="false"/>
        <draw:frame presentation:style-name="pr17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9</text:span></text:p>
              </text:list-header>
            </text:list>
          </draw:text-box>
        </draw:frame>
        <draw:frame presentation:style-name="pr18" draw:text-style-name="P6" draw:layer="layout" svg:width="6.35cm" svg:height="8.382cm" svg:x="15.24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Lights1" presentation:presentation-page-layout-name="AL2T1">
        <office:forms form:automatic-focus="false" form:apply-design-mode="false"/>
        <draw:frame presentation:style-name="pr19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8</text:span></text:p>
              </text:list-header>
            </text:list>
          </draw:text-box>
        </draw:frame>
        <draw:frame presentation:style-name="pr20" draw:text-style-name="P6" draw:layer="layout" svg:width="6.35cm" svg:height="8.382cm" svg:x="14.886cm" svg:y="6.096cm" presentation:class="title" presentation:user-transformed="true">
          <draw:text-box>
            <text:list text:style-name="L2">
              <text:list-header>
                <text:p text:style-name="P5"><text:span text:style-name="T4">9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Lights1" presentation:presentation-page-layout-name="AL2T1">
        <office:forms form:automatic-focus="false" form:apply-design-mode="false"/>
        <draw:frame presentation:style-name="pr21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7</text:span></text:p>
              </text:list-header>
            </text:list>
          </draw:text-box>
        </draw:frame>
        <draw:frame presentation:style-name="pr22" draw:text-style-name="P6" draw:layer="layout" svg:width="6.35cm" svg:height="8.382cm" svg:x="14.886cm" svg:y="6.096cm" presentation:class="title" presentation:user-transformed="true">
          <draw:text-box>
            <text:list text:style-name="L2">
              <text:list-header>
                <text:p text:style-name="P5"><text:span text:style-name="T4">8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Lights1" presentation:presentation-page-layout-name="AL2T1">
        <office:forms form:automatic-focus="false" form:apply-design-mode="false"/>
        <draw:frame presentation:style-name="pr23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5</text:span></text:p>
              </text:list-header>
            </text:list>
          </draw:text-box>
        </draw:frame>
        <draw:frame presentation:style-name="pr24" draw:text-style-name="P6" draw:layer="layout" svg:width="6.35cm" svg:height="8.382cm" svg:x="14.986cm" svg:y="6.096cm" presentation:class="title" presentation:user-transformed="true">
          <draw:text-box>
            <text:list text:style-name="L2">
              <text:list-header>
                <text:p text:style-name="P5"><text:span text:style-name="T4">7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Lights1" presentation:presentation-page-layout-name="AL2T1">
        <office:forms form:automatic-focus="false" form:apply-design-mode="false"/>
        <draw:frame presentation:style-name="pr25" draw:text-style-name="P7" draw:layer="layout" svg:width="12.446cm" svg:height="5.081cm" svg:x="8.636cm" svg:y="14.224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-</text:span></text:p>
              </text:list-header>
            </text:list>
          </draw:text-box>
        </draw:frame>
        <draw:frame presentation:style-name="pr26" draw:text-style-name="P6" draw:layer="layout" svg:width="6.35cm" svg:height="8.382cm" svg:x="14.986cm" svg:y="6.096cm" presentation:class="title" presentation:user-transformed="true">
          <draw:text-box>
            <text:list text:style-name="L2">
              <text:list-header>
                <text:p text:style-name="P5"><text:span text:style-name="T4">5</text:span></text:p>
              </text:list-header>
            </text:list>
          </draw:text-box>
        </draw:frame>
        <draw:custom-shape draw:style-name="gr2" draw:text-style-name="P1" draw:layer="layout" svg:width="5.08cm" svg:height="7.62cm" svg:x="17.01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<text:span text:style-name="T1">Polifonía concurrente</text:span></text:p>
          </draw:text-box>
        </draw:frame>
        <draw:frame presentation:style-name="pr2" draw:text-style-name="P3" draw:layer="layout" svg:width="25.199cm" svg:height="7.492cm" svg:x="1.401cm" svg:y="13.208cm">
          <draw:text-box>
            <text:p><text:span text:style-name="T2">nuevos arreglos sobre</text:span></text:p>
            <text:p><text:span text:style-name="T3"/></text:p>
            <text:p><text:span text:style-name="T3">Orchestral Suite No. 3 in D major, BWV 10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Lights1" presentation:presentation-page-layout-name="AL2T1" xml:id="id2" draw:id="id2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7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7</text:span></text:p>
              </text:list-header>
            </text:list>
          </draw:text-box>
        </draw:frame>
        <draw:frame presentation:style-name="pr28" draw:text-style-name="P6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9" draw:text-style-name="P6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4">3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Lights1" presentation:presentation-page-layout-name="AL2T1" xml:id="id3" draw:id="id3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0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0</text:span></text:p>
              </text:list-header>
            </text:list>
          </draw:text-box>
        </draw:frame>
        <draw:frame presentation:style-name="pr31" draw:text-style-name="P9" draw:layer="layout" svg:width="6.35cm" svg:height="8.382cm" svg:x="15.14cm" svg:y="6.096cm" presentation:class="title" presentation:user-transformed="true">
          <draw:text-box>
            <text:list text:style-name="L2">
              <text:list-header>
                <text:p text:style-name="P5"><text:span text:style-name="T7">7</text:span></text:p>
              </text:list-header>
            </text:list>
          </draw:text-box>
        </draw:frame>
        <draw:frame presentation:style-name="pr32" draw:text-style-name="P6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3" draw:text-style-name="P6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4">3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Lights1" presentation:presentation-page-layout-name="AL2T1" xml:id="id4" draw:id="id4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4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1</text:span></text:p>
              </text:list-header>
            </text:list>
          </draw:text-box>
        </draw:frame>
        <draw:frame presentation:style-name="pr35" draw:text-style-name="P9" draw:layer="layout" svg:width="8.382cm" svg:height="10.161cm" svg:x="14.024cm" svg:y="5.207cm" presentation:class="title" presentation:user-transformed="true">
          <draw:text-box>
            <text:list text:style-name="L2">
              <text:list-header>
                <text:p text:style-name="P5"><text:span text:style-name="T7">10</text:span></text:p>
              </text:list-header>
            </text:list>
          </draw:text-box>
        </draw:frame>
        <draw:frame presentation:style-name="pr36" draw:text-style-name="P6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7" draw:text-style-name="P6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4">3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Lights1" presentation:presentation-page-layout-name="AL2T1" xml:id="id5" draw:id="id5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8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2</text:span></text:p>
              </text:list-header>
            </text:list>
          </draw:text-box>
        </draw:frame>
        <draw:frame presentation:style-name="pr39" draw:text-style-name="P9" draw:layer="layout" svg:width="7.774cm" svg:height="10.161cm" svg:x="14.224cm" svg:y="5.207cm" presentation:class="title" presentation:user-transformed="true">
          <draw:text-box>
            <text:list text:style-name="L2">
              <text:list-header>
                <text:p text:style-name="P5"><text:span text:style-name="T7">11</text:span></text:p>
              </text:list-header>
            </text:list>
          </draw:text-box>
        </draw:frame>
        <draw:frame presentation:style-name="pr40" draw:text-style-name="P6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4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1" draw:text-style-name="P6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4">3</text:span></text:p>
              </text:list-header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ights1" presentation:presentation-page-layout-name="AL2T1" xml:id="id6" draw:id="id6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2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6</text:span></text:p>
              </text:list-header>
            </text:list>
          </draw:text-box>
        </draw:frame>
        <draw:frame presentation:style-name="pr43" draw:text-style-name="P9" draw:layer="layout" svg:width="7.774cm" svg:height="10.161cm" svg:x="14.224cm" svg:y="5.207cm" presentation:class="title" presentation:user-transformed="true">
          <draw:text-box>
            <text:list text:style-name="L2">
              <text:list-header>
                <text:p text:style-name="P5"><text:span text:style-name="T7">12</text:span></text:p>
              </text:list-header>
            </text:list>
          </draw:text-box>
        </draw:frame>
        <draw:frame presentation:style-name="pr44" draw:text-style-name="P9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7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5" draw:text-style-name="P9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7">3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ights1" presentation:presentation-page-layout-name="AL2T1" xml:id="id7" draw:id="id7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6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4</text:span></text:p>
              </text:list-header>
            </text:list>
          </draw:text-box>
        </draw:frame>
        <draw:frame presentation:style-name="pr47" draw:text-style-name="P9" draw:layer="layout" svg:width="6.35cm" svg:height="8.382cm" svg:x="14.84cm" svg:y="6.096cm" presentation:class="title" presentation:user-transformed="true">
          <draw:text-box>
            <text:list text:style-name="L2">
              <text:list-header>
                <text:p text:style-name="P5"><text:span text:style-name="T7">6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ights1" presentation:presentation-page-layout-name="AL2T1" xml:id="id8" draw:id="id8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8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2,9</text:span></text:p>
              </text:list-header>
            </text:list>
          </draw:text-box>
        </draw:frame>
        <draw:frame presentation:style-name="pr49" draw:text-style-name="P9" draw:layer="layout" svg:width="6.35cm" svg:height="8.382cm" svg:x="14.84cm" svg:y="6.096cm" presentation:class="title" presentation:user-transformed="true">
          <draw:text-box>
            <text:list text:style-name="L2">
              <text:list-header>
                <text:p text:style-name="P5"><text:span text:style-name="T7">4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Lights1" presentation:presentation-page-layout-name="AL2T1" xml:id="id9" draw:id="id9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0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</text:span></text:p>
              </text:list-header>
            </text:list>
          </draw:text-box>
        </draw:frame>
        <draw:frame presentation:style-name="pr51" draw:text-style-name="P9" draw:layer="layout" svg:width="6.35cm" svg:height="8.382cm" svg:x="14.732cm" svg:y="6.096cm" presentation:class="title" presentation:user-transformed="true">
          <draw:text-box>
            <text:list text:style-name="L2">
              <text:list-header>
                <text:p text:style-name="P5"><text:span text:style-name="T7">9</text:span></text:p>
              </text:list-header>
            </text:list>
          </draw:text-box>
        </draw:frame>
        <draw:frame presentation:style-name="pr52" draw:text-style-name="P9" draw:layer="layout" svg:width="6.35cm" svg:height="8.382cm" svg:x="9.044cm" svg:y="6.096cm" presentation:class="title" presentation:user-transformed="true">
          <draw:text-box>
            <text:list text:style-name="L2">
              <text:list-header>
                <text:p text:style-name="P5"><text:span text:style-name="T7">2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Lights1" presentation:presentation-page-layout-name="AL2T1" xml:id="id10" draw:id="id10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3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9</text:span></text:p>
              </text:list-header>
            </text:list>
          </draw:text-box>
        </draw:frame>
        <draw:frame presentation:style-name="pr54" draw:text-style-name="P9" draw:layer="layout" svg:width="6.35cm" svg:height="8.382cm" svg:x="15.34cm" svg:y="6.096cm" presentation:class="title" presentation:user-transformed="true">
          <draw:text-box>
            <text:list text:style-name="L2">
              <text:list-header>
                <text:p text:style-name="P5"><text:span text:style-name="T7">1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Lights1" presentation:presentation-page-layout-name="AL2T1" xml:id="id11" draw:id="id11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5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</text:span></text:p>
              </text:list-header>
            </text:list>
          </draw:text-box>
        </draw:frame>
        <draw:frame presentation:style-name="pr56" draw:text-style-name="P9" draw:layer="layout" svg:width="6.35cm" svg:height="8.382cm" svg:x="14.732cm" svg:y="6.096cm" presentation:class="title" presentation:user-transformed="true">
          <draw:text-box>
            <text:list text:style-name="L2">
              <text:list-header>
                <text:p text:style-name="P5"><text:span text:style-name="T7">9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Lights1" presentation:presentation-page-layout-name="AL2T1" xml:id="id12" draw:id="id12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7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2,9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8" draw:text-style-name="P9" draw:layer="layout" svg:width="6.35cm" svg:height="8.382cm" svg:x="15.24cm" svg:y="6.096cm" presentation:class="title" presentation:user-transformed="true">
          <draw:text-box>
            <text:list text:style-name="L2">
              <text:list-header>
                <text:p text:style-name="P5"><text:span text:style-name="T7">1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8" draw:master-page-name="Lights1" presentation:presentation-page-layout-name="AL2T1" xml:id="id13" draw:id="id13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9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13</text:span></text:p>
              </text:list-header>
            </text:list>
          </draw:text-box>
        </draw:frame>
        <draw:frame presentation:style-name="pr60" draw:text-style-name="P6" draw:layer="layout" svg:width="6.35cm" svg:height="8.382cm" svg:x="8.89cm" svg:y="6.096cm" presentation:class="title" presentation:user-transformed="true">
          <draw:text-box>
            <text:list text:style-name="L2">
              <text:list-header>
                <text:p text:style-name="P5"><text:span text:style-name="T4">9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1" draw:text-style-name="P6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4">2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9" draw:master-page-name="Lights1" presentation:presentation-page-layout-name="AL2T1" xml:id="id14" draw:id="id14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2" draw:text-style-name="P7" draw:layer="layout" svg:width="15.748cm" svg:height="7.451cm" svg:x="8.636cm" svg:y="13.038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8,14</text:span></text:p>
              </text:list-header>
            </text:list>
          </draw:text-box>
        </draw:frame>
        <draw:frame presentation:style-name="pr63" draw:text-style-name="P9" draw:layer="layout" svg:width="6.35cm" svg:height="8.382cm" svg:x="8.89cm" svg:y="6.096cm" presentation:class="title" presentation:user-transformed="true">
          <draw:text-box>
            <text:list text:style-name="L2">
              <text:list-header>
                <text:p text:style-name="P5"><text:span text:style-name="T7">9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4" draw:text-style-name="P9" draw:layer="layout" svg:width="6.35cm" svg:height="8.382cm" svg:x="2.794cm" svg:y="6.096cm" presentation:class="title" presentation:user-transformed="true">
          <draw:text-box>
            <text:list text:style-name="L2">
              <text:list-header>
                <text:p text:style-name="P5"><text:span text:style-name="T7">2</text:span></text:p>
              </text:list-header>
            </text:list>
          </draw:text-box>
        </draw:frame>
        <draw:frame presentation:style-name="pr65" draw:text-style-name="P9" draw:layer="layout" svg:width="7.874cm" svg:height="8.382cm" svg:x="14.224cm" svg:y="6.096cm" presentation:class="title" presentation:user-transformed="true">
          <draw:text-box>
            <text:list text:style-name="L2">
              <text:list-header>
                <text:p text:style-name="P5"><text:span text:style-name="T7">13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9" draw:master-page-name="Lights1" presentation:presentation-page-layout-name="AL2T1" xml:id="id15" draw:id="id15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6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7</text:span></text:p>
              </text:list-header>
            </text:list>
          </draw:text-box>
        </draw:frame>
        <draw:frame presentation:style-name="pr67" draw:text-style-name="P9" draw:layer="layout" svg:width="6.35cm" svg:height="8.382cm" svg:x="8.89cm" svg:y="6.096cm" presentation:class="title" presentation:user-transformed="true">
          <draw:text-box>
            <text:list text:style-name="L2">
              <text:list-header>
                <text:p text:style-name="P5"><text:span text:style-name="T7">8</text:span></text:p>
              </text:list-header>
            </text:list>
          </draw:text-box>
        </draw:frame>
        <draw:frame presentation:style-name="pr68" draw:text-style-name="P9" draw:layer="layout" svg:width="7.766cm" svg:height="10.161cm" svg:x="14.078cm" svg:y="5.207cm" presentation:class="title" presentation:user-transformed="true">
          <draw:text-box>
            <text:list text:style-name="L2">
              <text:list-header>
                <text:p text:style-name="P5"><text:span text:style-name="T7">14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5.begin">
            <anim:transitionFilter smil:dur="0.5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9" draw:master-page-name="Lights1" presentation:presentation-page-layout-name="AL2T1" xml:id="id16" draw:id="id16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9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2,5</text:span></text:p>
              </text:list-header>
            </text:list>
          </draw:text-box>
        </draw:frame>
        <draw:frame presentation:style-name="pr70" draw:text-style-name="P9" draw:layer="layout" svg:width="6.35cm" svg:height="8.382cm" svg:x="15.14cm" svg:y="6.096cm" presentation:class="title" presentation:user-transformed="true">
          <draw:text-box>
            <text:list text:style-name="L2">
              <text:list-header>
                <text:p text:style-name="P5"><text:span text:style-name="T7">7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6.begin">
            <anim:transitionFilter smil:dur="0.5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0" draw:master-page-name="Lights1" presentation:presentation-page-layout-name="AL2T1" xml:id="id17" draw:id="id17">
        <office:forms form:automatic-focus="false" form:apply-design-mode="false"/>
        <draw:custom-shape draw:style-name="gr2" draw:text-style-name="P1" draw:layer="layout" svg:width="5.08cm" svg:height="7.62cm" svg:x="4.826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1" draw:text-style-name="P7" draw:layer="layout" svg:width="14.478cm" svg:height="5.081cm" svg:x="8.636cm" svg:y="14.223cm" presentation:class="title" presentation:user-transformed="true">
          <draw:text-box>
            <text:list text:style-name="L2">
              <text:list-header>
                <text:p text:style-name="P5"><text:span text:style-name="T5">Next:</text:span><text:span text:style-name="T6"> -</text:span></text:p>
              </text:list-header>
            </text:list>
          </draw:text-box>
        </draw:frame>
        <draw:frame presentation:style-name="pr72" draw:text-style-name="P6" draw:layer="layout" svg:width="6.35cm" svg:height="8.382cm" svg:x="15.14cm" svg:y="6.096cm" presentation:class="title" presentation:user-transformed="true">
          <draw:text-box>
            <text:list text:style-name="L2">
              <text:list-header>
                <text:p text:style-name="P5"><text:span text:style-name="T4">5</text:span></text:p>
              </text:list-header>
            </text:list>
          </draw:text-box>
        </draw:frame>
        <draw:frame presentation:style-name="pr73" draw:text-style-name="P6" draw:layer="layout" svg:width="6.35cm" svg:height="8.382cm" svg:x="9.29cm" svg:y="6.096cm" presentation:class="title" presentation:user-transformed="true">
          <draw:text-box>
            <text:list text:style-name="L2">
              <text:list-header>
                <text:p text:style-name="P5"><text:span text:style-name="T4">2</text:span></text:p>
              </text:list-header>
            </text:list>
          </draw:text-box>
        </draw:fram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7.02cm" svg:y="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7.62cm" svg:x="11.022cm" svg:y="6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1" draw:master-page-name="Lights1" presentation:presentation-page-layout-name="AL2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2" draw:master-page-name="Lights1" presentation:presentation-page-layout-name="AL2T1" xml:id="id18" draw:id="id18">
        <office:forms form:automatic-focus="false" form:apply-design-mode="false"/>
        <draw:frame presentation:style-name="pr74" draw:text-style-name="P7" draw:layer="layout" svg:width="26.67cm" svg:height="16.243cm" svg:x="0.508cm" svg:y="2.553cm" presentation:class="title" presentation:user-transformed="true">
          <draw:text-box>
            <text:list text:style-name="L2">
              <text:list-header>
    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¡Gracias!</text:span><text:span text:style-name="T8"><text:line-break/></text:span><text:span text:style-name="T8"><text:line-break/></text:span><text:span text:style-name="T8"><text:line-break/></text:span><text:span text:style-name="T9">Grupo Viotti, Dini, Gonzalez Perna</text:span><text:span text:style-name="T6"><text:line-break/></text:span><text:span text:style-name="T9">Seminario de programación concurrente y distribuida -2019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Light" svg:font-family="'Cantarell Light'" style:font-pitch="variable"/>
    <style:font-face style:name="Cantarell Thin" svg:font-family="'Cantarell Thin'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3T22:19:07.156662191</meta:creation-date>
    <meta:editing-duration>PT1H11M19S</meta:editing-duration>
    <meta:editing-cycles>5</meta:editing-cycles>
    <meta:generator>LibreOffice/6.3.2.2$Linux_X86_64 LibreOffice_project/30$Build-2</meta:generator>
    <dc:title>Lights</dc:title>
    <dc:date>2019-11-04T01:54:32.768467765</dc:date>
    <meta:document-statistic meta:object-count="253"/>
  </office:meta>
</office:document-meta>
</file>